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9cm" fo:min-width="3.645cm"/>
    </style:style>
    <style:style style:name="gr2" style:family="graphic" style:parent-style-name="standard">
      <style:graphic-properties draw:textarea-horizontal-align="justify" draw:textarea-vertical-align="middle" draw:auto-grow-height="false" fo:min-height="2.049cm" fo:min-width="5.189cm"/>
    </style:style>
    <style:style style:name="gr3" style:family="graphic" style:parent-style-name="standard">
      <style:graphic-properties draw:textarea-horizontal-align="justify" draw:textarea-vertical-align="middle" draw:auto-grow-height="false" fo:min-height="4.832cm" fo:min-width="16.9cm"/>
    </style:style>
    <style:style style:name="gr4" style:family="graphic" style:parent-style-name="standard">
      <style:graphic-properties draw:textarea-horizontal-align="justify" draw:textarea-vertical-align="middle" draw:auto-grow-height="false" fo:min-height="4.831cm" fo:min-width="16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xml:id="id1" draw:id="id1" draw:layer="layout" svg:width="5.873cm" svg:height="3.257cm" svg:x="7.672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4" draw:id="id4" draw:layer="layout" svg:width="6.307cm" svg:height="3.257cm" svg:x="7.455cm" svg:y="24.843cm">
              <text:p/>
  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  </draw:custom-shape>
            <draw:custom-shape draw:style-name="gr3" draw:text-style-name="P1" xml:id="id2" draw:id="id2" draw:layer="layout" svg:width="17.4cm" svg:height="5.082cm" svg:x="1.8cm" svg:y="8.817cm">
              <text:p text:style-name="P1">從樹狀圖資料讀取資料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custom-shape draw:style-name="gr4" draw:text-style-name="P1" xml:id="id3" draw:id="id3" draw:layer="layout" svg:width="17.4cm" svg:height="5.081cm" svg:x="1.8cm" svg:y="16.374cm">
              <text:p text:style-name="P1">透過網路回傳給客端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connector draw:style-name="gr5" draw:text-style-name="P2" draw:layer="layout" draw:type="lines" svg:x1="10.609cm" svg:y1="4.257cm" svg:x2="10.5cm" svg:y2="8.817cm" draw:start-shape="id1" draw:start-glue-point="8" draw:end-shape="id2" svg:d="M10609 4257v501l-109 3558v501" svg:viewBox="0 0 110 4561">
              <text:p/>
            </draw:connector>
            <draw:connector draw:style-name="gr5" draw:text-style-name="P2" draw:layer="layout" draw:type="lines" svg:x1="10.5cm" svg:y1="13.899cm" svg:x2="10.5cm" svg:y2="16.374cm" draw:start-shape="id2" draw:start-glue-point="6" draw:end-shape="id3" svg:d="M10500 13899v502 1471 502" svg:viewBox="0 0 1 2476">
              <text:p/>
            </draw:connector>
            <draw:connector draw:style-name="gr5" draw:text-style-name="P2" draw:layer="layout" draw:type="lines" svg:x1="10.5cm" svg:y1="21.455cm" svg:x2="10.609cm" svg:y2="24.843cm" draw:start-shape="id3" draw:start-glue-point="6" draw:end-shape="id4" draw:end-glue-point="4" svg:d="M10500 21455v501l109 2385v502" svg:viewBox="0 0 110 338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" style:display-name="無填入的物件_1" style:family="graphic" style:parent-style-name="預設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6T17:21:11.787396819</dc:date>
    <meta:editing-duration>PT24M54S</meta:editing-duration>
    <meta:editing-cycles>9</meta:editing-cycles>
    <meta:document-statistic meta:object-count="9"/>
  </office:meta>
</office:document-meta>
</file>